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6507d"/>
    </style:style>
    <style:style style:name="P2" style:family="paragraph" style:parent-style-name="Standard">
      <style:text-properties officeooo:rsid="0017c537" officeooo:paragraph-rsid="0017c537"/>
    </style:style>
    <style:style style:name="P3" style:family="paragraph" style:parent-style-name="Standard" style:list-style-name="L1">
      <style:text-properties officeooo:rsid="0016507d"/>
    </style:style>
    <style:style style:name="P4" style:family="paragraph" style:parent-style-name="Standard" style:list-style-name="L1">
      <style:text-properties officeooo:rsid="0016507d" officeooo:paragraph-rsid="0016507d"/>
    </style:style>
    <style:style style:name="P5" style:family="paragraph" style:parent-style-name="Standard" style:list-style-name="L1">
      <style:text-properties officeooo:rsid="0016c25b" officeooo:paragraph-rsid="0016c25b"/>
    </style:style>
    <style:style style:name="P6" style:family="paragraph" style:parent-style-name="Standard" style:list-style-name="L1">
      <style:text-properties officeooo:rsid="001d674e" officeooo:paragraph-rsid="001d674e"/>
    </style:style>
    <style:style style:name="P7" style:family="paragraph" style:parent-style-name="Standard" style:list-style-name="L1">
      <style:text-properties officeooo:rsid="001df826" officeooo:paragraph-rsid="001df826"/>
    </style:style>
    <style:style style:name="P8" style:family="paragraph" style:parent-style-name="Standard" style:list-style-name="L1">
      <style:text-properties officeooo:rsid="0020b99d" officeooo:paragraph-rsid="0020b99d"/>
    </style:style>
    <style:style style:name="P9" style:family="paragraph" style:parent-style-name="Standard" style:list-style-name="L1">
      <style:text-properties officeooo:rsid="0023a86e" officeooo:paragraph-rsid="0023a86e"/>
    </style:style>
    <style:style style:name="P10" style:family="paragraph" style:parent-style-name="Standard" style:list-style-name="L1">
      <style:text-properties officeooo:rsid="0026c895" officeooo:paragraph-rsid="0026c895"/>
    </style:style>
    <style:style style:name="P11" style:family="paragraph" style:parent-style-name="Standard" style:list-style-name="L1">
      <style:text-properties officeooo:rsid="0028ced9" officeooo:paragraph-rsid="0028ced9"/>
    </style:style>
    <style:style style:name="P12" style:family="paragraph" style:parent-style-name="Standard" style:list-style-name="L1">
      <style:text-properties officeooo:rsid="002b4f0b" officeooo:paragraph-rsid="002b4f0b"/>
    </style:style>
    <style:style style:name="P13" style:family="paragraph" style:parent-style-name="Standard" style:list-style-name="L1">
      <style:text-properties officeooo:rsid="002ed97a" officeooo:paragraph-rsid="002ed97a"/>
    </style:style>
    <style:style style:name="P14" style:family="paragraph" style:parent-style-name="Standard" style:list-style-name="L1">
      <style:text-properties officeooo:rsid="002b1f9a" officeooo:paragraph-rsid="002b1f9a"/>
    </style:style>
    <style:style style:name="P15" style:family="paragraph" style:parent-style-name="Standard" style:list-style-name="L1">
      <style:text-properties officeooo:rsid="00304bda" officeooo:paragraph-rsid="00304bda"/>
    </style:style>
    <style:style style:name="P16" style:family="paragraph" style:parent-style-name="Standard" style:list-style-name="L1">
      <style:text-properties officeooo:rsid="0031fc7f" officeooo:paragraph-rsid="0031fc7f"/>
    </style:style>
    <style:style style:name="P17" style:family="paragraph" style:parent-style-name="Standard" style:list-style-name="L1">
      <style:text-properties officeooo:rsid="001a9d2a" officeooo:paragraph-rsid="001a9d2a"/>
    </style:style>
    <style:style style:name="P18" style:family="paragraph" style:parent-style-name="Standard" style:list-style-name="L1">
      <style:text-properties officeooo:rsid="001bccc6" officeooo:paragraph-rsid="001bccc6"/>
    </style:style>
    <style:style style:name="P19" style:family="paragraph" style:parent-style-name="Standard" style:list-style-name="L1">
      <style:text-properties officeooo:rsid="001d33b8" officeooo:paragraph-rsid="001d33b8"/>
    </style:style>
    <style:style style:name="P20" style:family="paragraph" style:parent-style-name="Standard" style:list-style-name="L1">
      <style:text-properties officeooo:rsid="00358892" officeooo:paragraph-rsid="00358892"/>
    </style:style>
    <style:style style:name="P21" style:family="paragraph" style:parent-style-name="Standard" style:list-style-name="L1">
      <style:text-properties officeooo:rsid="0036ed7f" officeooo:paragraph-rsid="0036ed7f"/>
    </style:style>
    <style:style style:name="T1" style:family="text">
      <style:text-properties officeooo:rsid="00193db4"/>
    </style:style>
    <style:style style:name="T2" style:family="text">
      <style:text-properties officeooo:rsid="001bccc6"/>
    </style:style>
    <style:style style:name="T3" style:family="text">
      <style:text-properties officeooo:rsid="001ff225"/>
    </style:style>
    <style:style style:name="T4" style:family="text">
      <style:text-properties officeooo:rsid="00214abf"/>
    </style:style>
    <style:style style:name="T5" style:family="text">
      <style:text-properties officeooo:rsid="002419eb"/>
    </style:style>
    <style:style style:name="T6" style:family="text">
      <style:text-properties officeooo:rsid="0029b8d3"/>
    </style:style>
    <style:style style:name="T7" style:family="text">
      <style:text-properties officeooo:rsid="002a82b2"/>
    </style:style>
    <style:style style:name="T8" style:family="text">
      <style:text-properties officeooo:rsid="002d1966"/>
    </style:style>
    <style:style style:name="T9" style:family="text">
      <style:text-properties officeooo:rsid="0035f8f1"/>
    </style:style>
    <style:style style:name="T10" style:family="text">
      <style:text-properties officeooo:rsid="00389c2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Vi har valt Stefan som vår primära persona.</text:p>
      <text:p text:style-name="P1"/>
      <text:list xml:id="list7878033114237801957" text:style-name="L1">
        <text:list-item>
          <text:p text:style-name="P3">Skissa på:</text:p>
          <text:list>
            <text:list-item>
              <text:p text:style-name="P4">Söka och handla varor</text:p>
            </text:list-item>
            <text:list-item>
              <text:p text:style-name="P4">Genomföring av köpet</text:p>
            </text:list-item>
            <text:list-item>
              <text:p text:style-name="P4">Köphistorik</text:p>
            </text:list-item>
            <text:list-item>
              <text:p text:style-name="P4">Profil-sida</text:p>
            </text:list-item>
          </text:list>
        </text:list-item>
        <text:list-item>
          <text:p text:style-name="P5">Extra-features</text:p>
          <text:list>
            <text:list-item>
              <text:p text:style-name="P5">Konto som man skapar där alla uppgifter sparas så kan man använda programmet från olika datorer. Ä<text:span text:style-name="T1">ven så en familj har ett konto (om de vill) så alla kan handla från samma.</text:span></text:p>
            </text:list-item>
            <text:list-item>
              <text:p text:style-name="P6">Sök-resultats filtrering när man har ett större utbud av t.ex. olika bananer från olika tillverkare etc.</text:p>
            </text:list-item>
            <text:list-item>
              <text:p text:style-name="P7">Person-inriktade erbjudanden så som en person som ofta köper bananer får erbjudande på bananer.</text:p>
            </text:list-item>
            <text:list-item>
              <text:p text:style-name="P8">Förväntad leverans, något sätt att vid t.ex. utcheckning kunna visa när varorna planeras levereras. <text:span text:style-name="T4">Kanske att man ska kunna välja föredragen tid på dagen. Man skulle kunna välja att i profilen välja föredragen leveranstid så kunden inte måste byta tid varje gång han/hon handlar något.</text:span></text:p>
            </text:list-item>
            <text:list-item>
              <text:p text:style-name="P9">”Take-a-tour” guide första gången man handlar från kontot och vid större ”design-uppdateringar” och även om nya funktioner tillkommer. <text:span text:style-name="T5">Ska finnas tydlig skip-knapp då båda personas är vana datoranvändare.</text:span></text:p>
            </text:list-item>
            <text:list-item>
              <text:p text:style-name="P10">Färdiga recept och användardefinierade recept som färdiga inköpslistor/kundvagnar. T.ex. köttfärssås så kommer automatiskt de produkter som behövs för att göra köttfärssås in i din kundvagn.</text:p>
            </text:list-item>
            <text:list-item>
              <text:p text:style-name="P11">Teman, t.ex. mexikanskt, thailändskt, franskt, <text:span text:style-name="T7">husmans</text:span> osv. Kan man ha när man har fler produkter. <text:span text:style-name="T6">Under teman, t.ex. mexikanskt visas produkter som har mexikansk koppling och som används vid mexikansk matlagning.</text:span></text:p>
            </text:list-item>
            <text:list-item>
              <text:p text:style-name="P12">Stöd för rabat<text:span text:style-name="T8">t</text:span>kod</text:p>
            </text:list-item>
            <text:list-item>
              <text:p text:style-name="P13">Hjälpsida med FAQ, genväg till ”take-a-tour” osv. Information för att hjälpa kunden.</text:p>
            </text:list-item>
            <text:list-item>
              <text:p text:style-name="P14">Köp utan att vara medlem?</text:p>
            </text:list-item>
            <text:list-item>
              <text:p text:style-name="P15">Take a tour kommer upp varje gång du startar programmet och inte är registrerad samt när du startar programmet första gången.</text:p>
            </text:list-item>
            <text:list-item>
              <text:p text:style-name="P16">Betalningssätt:</text:p>
              <text:list>
                <text:list-item>
                  <text:p text:style-name="P16">Faktura vid leverans</text:p>
                </text:list-item>
                <text:list-item>
                  <text:p text:style-name="P16">Kort</text:p>
                </text:list-item>
                <text:list-item>
                  <text:p text:style-name="P16">Delbetalning</text:p>
                </text:list-item>
              </text:list>
            </text:list-item>
            <text:list-item>
              <text:p text:style-name="P20">Visa vem som har köpt flest av en vara varje vecka/månad. För att få folk att tävla. <text:span text:style-name="T9">Detta visas på varje produktsida. Medalj på profil. ”Veckans morotsköpare vecka 15”.</text:span></text:p>
            </text:list-item>
            <text:list-item>
              <text:p text:style-name="P21">3D matbutik. <text:span text:style-name="T10">Med e-sport och mmo.</text:span></text:p>
            </text:list-item>
          </text:list>
        </text:list-item>
        <text:list-item>
          <text:p text:style-name="P17">Featur<text:span text:style-name="T2">es som måste finnas</text:span></text:p>
          <text:list>
            <text:list-item>
              <text:p text:style-name="P18"><text:soft-page-break/>Varukorg, så man kan se vad man har valt att köpa</text:p>
            </text:list-item>
            <text:list-item>
              <text:p text:style-name="P18">Registrera sig</text:p>
            </text:list-item>
            <text:list-item>
              <text:p text:style-name="P19">Sök-funktion <text:span text:style-name="T3">=&gt; resultat sida</text:span></text:p>
            </text:list-item>
            <text:list-item>
              <text:p text:style-name="P6">Kategorier, t.ex. Mejeri, Kött, Frukt, Grönsaker, Drycker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sv" fo:country="S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sv" fo:country="S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20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Verdana" fo:font-family="Verdana" style:font-family-generic="swiss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style:font-family-generic="swis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than Helsing</meta:initial-creator>
    <meta:creation-date>2015-02-11T09:06:15.960760000</meta:creation-date>
    <dc:date>2015-02-13T13:47:53.058003000</dc:date>
    <dc:creator>Jonathan Helsing</dc:creator>
    <meta:editing-duration>PT2H36M25S</meta:editing-duration>
    <meta:editing-cycles>37</meta:editing-cycles>
    <meta:generator>LibreOffice/4.3.5.2$MacOSX_x86 LibreOffice_project/3a87456aaa6a95c63eea1c1b3201acedf0751bd5</meta:generator>
    <meta:document-statistic meta:table-count="0" meta:image-count="0" meta:object-count="0" meta:page-count="2" meta:paragraph-count="29" meta:word-count="349" meta:character-count="2102" meta:non-whitespace-character-count="1810"/>
  </office:meta>
</office:document-meta>
</file>